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19e790" officeooo:paragraph-rsid="0019e790"/>
    </style:style>
    <style:style style:name="P2" style:family="paragraph" style:parent-style-name="Standard">
      <style:paragraph-properties fo:text-align="center" style:justify-single-word="false"/>
      <style:text-properties officeooo:rsid="0019e790" officeooo:paragraph-rsid="0019e790"/>
    </style:style>
    <style:style style:name="P3" style:family="paragraph" style:parent-style-name="Standard">
      <style:paragraph-properties fo:text-align="start" style:justify-single-word="false"/>
      <style:text-properties officeooo:rsid="0019e790" officeooo:paragraph-rsid="0019e790"/>
    </style:style>
    <style:style style:name="P4" style:family="paragraph" style:parent-style-name="Standard">
      <style:paragraph-properties fo:text-align="justify" style:justify-single-word="false"/>
      <style:text-properties officeooo:rsid="0019e790" officeooo:paragraph-rsid="0019e790"/>
    </style:style>
    <style:style style:name="P5" style:family="paragraph" style:parent-style-name="Standard">
      <style:paragraph-properties fo:text-align="justify" style:justify-single-word="false"/>
      <style:text-properties fo:font-weight="bold" officeooo:rsid="001aa630" officeooo:paragraph-rsid="001aa630" style:font-weight-asian="bold" style:font-weight-complex="bold"/>
    </style:style>
    <style:style style:name="P6" style:family="paragraph" style:parent-style-name="Standard">
      <style:paragraph-properties fo:text-align="start" style:justify-single-word="false"/>
      <style:text-properties fo:font-weight="bold" officeooo:rsid="001c5192" officeooo:paragraph-rsid="001c5192" style:font-weight-asian="bold" style:font-weight-complex="bold"/>
    </style:style>
    <style:style style:name="P7" style:family="paragraph" style:parent-style-name="Standard">
      <style:paragraph-properties fo:text-align="start" style:justify-single-word="false"/>
      <style:text-properties fo:font-weight="bold" officeooo:rsid="001f8aa8" officeooo:paragraph-rsid="001f8aa8" style:font-weight-asian="bold" style:font-weight-complex="bold"/>
    </style:style>
    <style:style style:name="P8" style:family="paragraph" style:parent-style-name="Standard">
      <style:paragraph-properties fo:text-align="start" style:justify-single-word="false"/>
      <style:text-properties fo:font-weight="normal" officeooo:rsid="001f8aa8" officeooo:paragraph-rsid="001f8aa8" style:font-weight-asian="normal" style:font-weight-complex="normal"/>
    </style:style>
    <style:style style:name="T1" style:family="text">
      <style:text-properties officeooo:rsid="001aa630"/>
    </style:style>
    <style:style style:name="T2" style:family="text">
      <style:text-properties officeooo:rsid="001c5192"/>
    </style:style>
    <style:style style:name="T3" style:family="text">
      <style:text-properties fo:font-weight="normal" style:font-weight-asian="normal" style:font-weight-complex="normal"/>
    </style:style>
    <style:style style:name="T4" style:family="text">
      <style:text-properties fo:font-weight="normal" officeooo:rsid="001dfa93" style:font-weight-asian="normal" style:font-weight-complex="normal"/>
    </style:style>
    <style:style style:name="T5" style:family="text">
      <style:text-properties fo:font-weight="normal" officeooo:rsid="001e0a3c" style:font-weight-asian="normal" style:font-weight-complex="normal"/>
    </style:style>
    <style:style style:name="T6" style:family="text">
      <style:text-properties fo:font-weight="normal" officeooo:rsid="001f8aa8" style:font-weight-asian="normal" style:font-weight-complex="normal"/>
    </style:style>
    <style:style style:name="T7" style:family="text">
      <style:text-properties officeooo:rsid="001f8a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ldivia, 6 de Marzo 2019</text:p>
      <text:p text:style-name="P1"/>
      <text:p text:style-name="P1"/>
      <text:p text:style-name="P2">Carta de evaluación a grupo “EIMS”</text:p>
      <text:p text:style-name="P2"/>
      <text:p text:style-name="P3"/>
      <text:p text:style-name="P3"/>
      <text:p text:style-name="P4"><text:tab/>Junto con saludar, dirijo mis apreciaciones y respectivas palabras al grupo de trabajo que se conformó para la atención de mi problema en la empresa. Agradezco enormemente lo propuesto del grupo desarrollador, para las soluciones propuestas en la ejecución del proyecto en cada una de sus etapas, dando a entender que su amplia visión y comprensión par<text:span text:style-name="T1">a</text:span> el logro de los objetivos esperados o especificados <text:span text:style-name="T1">fueron logrados</text:span>, considerando de gran importancia <text:span text:style-name="T1">mi</text:span> participación éste proyecto como parte de su crecimiento hacia profesionales del área de la informática. </text:p>
      <text:p text:style-name="P4"><text:tab/><text:span text:style-name="T1">Para contribuir en una de las etapas finales del proyecto del cual me es partícipe, elaboré un pequeño informe detallando en 3 ejes sus principales características, entregando un promedio que permita dar la nota justa al trabajo realizado.</text:span></text:p>
      <text:p text:style-name="P4"/>
      <text:p text:style-name="P4"><text:tab/><text:span text:style-name="T1">Evaluación del Software:</text:span></text:p>
      <text:p text:style-name="P4"/>
      <text:p text:style-name="P4"><text:tab/><text:span text:style-name="T1">Se debe rescatar que nuestra empresa lleva en el rubro bastante tiempo, pero con algunas deficiencias en la gestión de recursos informáticos que nos permitieran tomar el control de algunas funciones esenciales, como los procesos de inventariado, que son críticos al momento de manejar insumos al interior de la empresa. Mejor dicho al saber que ya no haremos éstas funciones por libros, cuadernos o fichas, causando múltiples problemas tanto de protocolos como en la lentitud de los procesos que ésto pueda provocar, con el software nos soluciona la gran cantidad de información que lograremos tanto visualizar como manejar, lo que facilita enormemente nuestras labores en la empresa, y que esperamos de ser posible, pueda ir en muchas otras mejoras.</text:span></text:p>
      <text:p text:style-name="P5">NOTA1: 6,<text:span text:style-name="T7">7</text:span></text:p>
      <text:p text:style-name="P3"/>
      <text:p text:style-name="P3"><text:tab/><text:span text:style-name="T2">Dedicación profesional:</text:span></text:p>
      <text:p text:style-name="P3"/>
      <text:p text:style-name="P3"><text:tab/><text:span text:style-name="T2">Comprendo como cliente que no estamos frente a un proveedor de servicios que nos entregue un producto de grandes estándares, y que además, es un grupo de estudiantes universitarios que se enfrenta al mercado laboral fuertemente marcado por la competencia, que si bien sus prioridades son cumplir con las metas de su cliente, también son responsables en la etapa que aún deben rendir, la universidad. Por lo que en la misma comprensión, su compromiso y responsabilidad frente éste proyecto, me deja conforme en sus labores como futuros profesionales.</text:span></text:p>
      <text:p text:style-name="P6">NOTA2: 6,<text:span text:style-name="T7">5</text:span></text:p>
      <text:p text:style-name="P6"/>
      <text:p text:style-name="P6"><text:tab/><text:span text:style-name="T3">Habilidades </text:span><text:span text:style-name="T4">Blandas y/o </text:span><text:span text:style-name="T3">Comunicativas:</text:span></text:p>
      <text:p text:style-name="P6"><text:span text:style-name="T3"/></text:p>
      <text:p text:style-name="P6"><text:span text:style-name="T3"><text:tab/></text:span><text:span text:style-name="T4">Para éste tipo de trabajos donde gran parte de los proyectos el cliente debe ser incluido, la comunicación debe ser a</text:span><text:span text:style-name="T5">s</text:span><text:span text:style-name="T4">ertiva, </text:span><text:span text:style-name="T5">fluida y con bastante retrospectiva para análisis y síntesis, ademas de la paciencia y buen sentido del saber escuchar, del cual es importante a la hora de hacer entrevistas para buscar los problemas de un cliente. </text:span><text:span text:style-name="T6">Debo reconocer, que la curiosidad de como ven las cosas hicieron ver detalles que pudieron hacer falta en funciones clave de la empresa, como también su manera de expresarse y relacionarse.</text:span></text:p>
      <text:p text:style-name="P7">NOTA3: 6,9</text:p>
      <text:p text:style-name="P7"/>
      <text:p text:style-name="P7"><text:soft-page-break/></text:p>
      <text:p text:style-name="P7">NOTA FINAL: 6,7</text:p>
      <text:p text:style-name="P8"/>
      <text:p text:style-name="P8">Agradeciendo por su labor realizada, se despide</text:p>
      <text:p text:style-name="P8">Karin Arriagada</text:p>
      <text:p text:style-name="P8">[RUT Karin]</text:p>
      <text:p text:style-name="P8">Administradora Empresa Elektron LTDA.</text:p>
      <text:p text:style-name="P6"><text:span text:style-name="T3"/></text:p>
      <text:p text:style-name="P6"><text:span text:style-name="T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20:28:17.477664763</meta:creation-date>
    <dc:date>2019-03-08T21:41:07.480963290</dc:date>
    <meta:editing-duration>PT9M58S</meta:editing-duration>
    <meta:editing-cycles>1</meta:editing-cycles>
    <meta:document-statistic meta:table-count="0" meta:image-count="0" meta:object-count="0" meta:page-count="2" meta:paragraph-count="19" meta:word-count="464" meta:character-count="2940" meta:non-whitespace-character-count="2484"/>
    <meta:generator>LibreOffice/6.0.7.3$Linux_X86_64 LibreOffice_project/00m0$Build-3</meta:generator>
  </office:meta>
</office:document-meta>
</file>